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.2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8cm" fo:min-width="0.201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solid" draw:fill-color="#ffffff" fo:min-height="2.54cm"/>
    </style:style>
    <style:style style:name="gr11" style:family="graphic" style:parent-style-name="standard">
      <style:graphic-properties draw:stroke="none" svg:stroke-color="#000000" draw:fill="solid" draw:fill-color="#ffffff" fo:min-height="2.826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fo:min-height="7.243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style:font-name="Century Schoolbook L" fo:font-weight="bold" style:font-weight-asian="bold" style:font-weight-complex="bold"/>
    </style:style>
    <style:style style:name="P3" style:family="paragraph">
      <style:paragraph-properties fo:text-align="start"/>
      <style:text-properties style:font-name="Courier Ne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Century Schoolbook L" fo:font-weight="bold" style:font-weight-asian="bold" style:font-weight-complex="bold"/>
    </style:style>
    <style:style style:name="T2" style:family="text">
      <style:text-properties style:font-name="Courier Ne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819cm" svg:y1="17.604cm" svg:x2="12.363cm" svg:y2="17.604cm">
              <text:p/>
            </draw:line>
            <draw:line draw:style-name="gr1" draw:text-style-name="P1" draw:layer="layout" svg:x1="12.232cm" svg:y1="17.606cm" svg:x2="15.478cm" svg:y2="15.267cm">
              <text:p/>
            </draw:line>
            <draw:line draw:style-name="gr1" draw:text-style-name="P1" draw:layer="layout" svg:x1="15.607cm" svg:y1="20.592cm" svg:x2="12.232cm" svg:y2="17.604cm">
              <text:p/>
            </draw:line>
            <draw:line draw:style-name="gr1" draw:text-style-name="P1" draw:layer="layout" svg:x1="7.818cm" svg:y1="17.612cm" svg:x2="4.844cm" svg:y2="20.288cm">
              <text:p/>
            </draw:line>
            <draw:line draw:style-name="gr1" draw:text-style-name="P1" draw:layer="layout" svg:x1="4.139cm" svg:y1="15.007cm" svg:x2="7.818cm" svg:y2="17.612cm">
              <text:p/>
            </draw:line>
            <draw:custom-shape draw:style-name="gr2" draw:text-style-name="P1" draw:layer="layout" svg:width="1.454cm" svg:height="1.454cm" svg:x="15.008cm" svg:y="20.2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3cm" svg:height="1.454cm" svg:x="14.934cm" svg:y="14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11.583cm" svg:y="16.9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3.923cm" svg:y="19.8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6.909cm" svg:y="16.9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3.508cm" svg:y="14.2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" draw:layer="layout" svg:width="1.06cm" svg:height="1.199cm" svg:x="4.313cm" svg:y="12.928cm">
              <draw:text-box>
                <text:p>1</text:p>
              </draw:text-box>
            </draw:frame>
            <draw:frame draw:style-name="gr3" draw:layer="layout" svg:width="1.293cm" svg:height="1.199cm" svg:x="15.04cm" svg:y="12.77cm">
              <draw:text-box>
                <text:p>5</text:p>
              </draw:text-box>
            </draw:frame>
            <draw:frame draw:style-name="gr4" draw:layer="layout" svg:width="1.061cm" svg:height="1.198cm" svg:x="15.385cm" svg:y="18.467cm">
              <draw:text-box>
                <text:p>6</text:p>
              </draw:text-box>
            </draw:frame>
            <draw:line draw:style-name="gr1" draw:text-style-name="P1" draw:layer="layout" svg:x1="7.819cm" svg:y1="17.604cm" svg:x2="12.363cm" svg:y2="17.604cm">
              <text:p/>
            </draw:line>
            <draw:line draw:style-name="gr1" draw:text-style-name="P1" draw:layer="layout" svg:x1="12.232cm" svg:y1="17.606cm" svg:x2="15.478cm" svg:y2="15.267cm">
              <text:p/>
            </draw:line>
            <draw:line draw:style-name="gr1" draw:text-style-name="P1" draw:layer="layout" svg:x1="15.607cm" svg:y1="20.592cm" svg:x2="12.232cm" svg:y2="17.604cm">
              <text:p/>
            </draw:line>
            <draw:line draw:style-name="gr1" draw:text-style-name="P1" draw:layer="layout" svg:x1="7.818cm" svg:y1="17.612cm" svg:x2="4.844cm" svg:y2="20.288cm">
              <text:p/>
            </draw:line>
            <draw:line draw:style-name="gr1" draw:text-style-name="P1" draw:layer="layout" svg:x1="4.139cm" svg:y1="15.007cm" svg:x2="7.818cm" svg:y2="17.612cm">
              <text:p/>
            </draw:line>
            <draw:custom-shape draw:style-name="gr2" draw:text-style-name="P1" draw:layer="layout" svg:width="1.454cm" svg:height="1.454cm" svg:x="15.008cm" svg:y="20.2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3cm" svg:height="1.454cm" svg:x="14.934cm" svg:y="14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11.583cm" svg:y="16.9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3.923cm" svg:y="19.8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6.909cm" svg:y="16.9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454cm" svg:height="1.454cm" svg:x="3.508cm" svg:y="14.2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" draw:layer="layout" svg:width="1.06cm" svg:height="1.199cm" svg:x="4.313cm" svg:y="12.928cm">
              <draw:text-box>
                <text:p>1</text:p>
              </draw:text-box>
            </draw:frame>
            <draw:frame draw:style-name="gr3" draw:layer="layout" svg:width="0.856cm" svg:height="1.199cm" svg:x="4cm" svg:y="17.947cm">
              <draw:text-box>
                <text:p>2</text:p>
              </draw:text-box>
            </draw:frame>
            <draw:frame draw:style-name="gr4" draw:layer="layout" svg:width="0.995cm" svg:height="1.198cm" svg:x="7.756cm" svg:y="15.53cm">
              <draw:text-box>
                <text:p>3</text:p>
              </draw:text-box>
            </draw:frame>
            <draw:frame draw:style-name="gr5" draw:layer="layout" svg:width="1.449cm" svg:height="1.598cm" svg:x="11.567cm" svg:y="15.444cm">
              <draw:text-box>
                <text:p>4</text:p>
              </draw:text-box>
            </draw:frame>
            <draw:frame draw:style-name="gr4" draw:layer="layout" svg:width="1.061cm" svg:height="1.198cm" svg:x="15.385cm" svg:y="18.467cm">
              <draw:text-box>
                <text:p>6</text:p>
              </draw:text-box>
            </draw:frame>
          </draw:g>
          <draw:g>
            <svg:title>TexMaths</svg:title>
            <svg:desc>14§display§\delta
§svg§600§FALSE</svg:desc>
            <draw:polygon draw:style-name="gr6" draw:layer="layout" svg:width="0.558cm" svg:height="0.731cm" svg:x="9.606cm" svg:y="18.827cm" svg:viewBox="0 0 559 732" draw:points="278,732 0,732 0,0 559,0 559,732">
              <text:p/>
            </draw:polygon>
            <draw:path draw:style-name="gr7" draw:layer="layout" svg:width="0.473cm" svg:height="0.761cm" svg:x="9.655cm" svg:y="18.809cm" svg:viewBox="0 0 474 762" svg:d="M258 290c-147 30-258 167-258 296 0 101 75 176 183 176 134 0 232-164 232-311 0-95-46-149-85-197-42-45-111-126-111-170 0-24 23-51 62-51 36 0 59 15 82 30 26 12 49 27 65 27 30 0 46-27 46-42 0-24-20-27-59-36-62-12-78-12-95-12-91 0-134 45-134 108 0 56 36 116 72 182zM271 311c30 51 62 107 62 182 0 69-42 245-150 245-65 0-111-42-111-122 0-69 42-266 199-305z">
              <text:p/>
            </draw:path>
          </draw:g>
          <draw:line draw:style-name="gr8" draw:text-style-name="P1" draw:layer="layout" svg:x1="10.645cm" svg:y1="19.142cm" svg:x2="12.042cm" svg:y2="19.142cm">
            <text:p/>
          </draw:line>
          <draw:line draw:style-name="gr8" draw:text-style-name="P1" draw:layer="layout" svg:x1="9.334cm" svg:y1="19.12cm" svg:x2="7.937cm" svg:y2="19.12cm">
            <text:p/>
          </draw:line>
          <draw:custom-shape draw:style-name="gr9" draw:text-style-name="P1" draw:layer="layout" svg:width="9.684cm" svg:height="7.62cm" svg:x="10.493cm" svg:y="2.864cm">
            <text:p/>
            <draw:enhanced-geometry svg:viewBox="0 0 21600 21600" draw:text-areas="800 800 20800 20800" draw:type="round-rectangular-callout" draw:modifiers="4248.63190500774 35640.99199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" draw:layer="layout" svg:width="6.731cm" svg:height="4.631cm" svg:x="12.176cm" svg:y="4.329cm">
            <draw:text-box>
              <text:p text:style-name="P2"><text:span text:style-name="T1">During any time step the vertices 3 and 4</text:span><text:span text:style-name="T1"> may not move more than half of delta.</text:span></text:p>
            </draw:text-box>
          </draw:frame>
        </draw:g>
        <draw:custom-shape draw:style-name="gr9" draw:text-style-name="P1" draw:layer="layout" svg:width="13.24cm" svg:height="5.59cm" draw:transform="rotate (3.13304054025502) translate (13.986cm 27.658cm)">
          <text:p/>
          <draw:enhanced-geometry svg:viewBox="0 0 21600 21600" draw:text-areas="800 800 20800 20800" draw:type="round-rectangular-callout" draw:modifiers="4249.5279812703 29176.032910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" draw:layer="layout" svg:width="10.541cm" svg:height="3.755cm" svg:x="2.397cm" svg:y="22.899cm">
          <draw:text-box>
            <text:p text:style-name="P2"><text:span text:style-name="T1">If vertices 3 and 4 come within a distance delta of each other, a T1 swap is performed.</text:span></text:p>
          </draw:text-box>
        </draw:frame>
        <draw:frame draw:style-name="gr12" draw:layer="layout" svg:width="0.127cm" svg:height="0.962cm" svg:x="6.588cm" svg:y="25.003cm">
          <draw:text-box>
            <text:p/>
          </draw:text-box>
        </draw:frame>
        <draw:frame draw:style-name="gr13" draw:text-style-name="P3" draw:layer="layout" svg:width="10.541cm" svg:height="7.493cm" svg:x="0.365cm" svg:y="3.54cm">
          <draw:text-box>
            <text:p text:style-name="P3"><text:span text:style-name="T2">&lt; MORE ABOUT THE T1 SWAP 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2-27T12:11:18.859258125</meta:creation-date>
    <dc:date>2014-12-27T13:58:52.176213920</dc:date>
    <dc:creator>Melvyn Drag</dc:creator>
    <meta:editing-duration>PT1H38M51S</meta:editing-duration>
    <meta:editing-cycles>3</meta:editing-cycles>
    <meta:generator>LibreOffice/4.2.7.2$Linux_x86 LibreOffice_project/420m0$Build-2</meta:generator>
    <meta:document-statistic meta:object-count="43"/>
  </office:meta>
</office:document-meta>
</file>